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2" style:family="paragraph" style:parent-style-name="Standard">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3"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T1" style:family="text">
      <style:text-properties fo:font-variant="normal" fo:text-transform="none" fo:color="#000000" style:font-name="Arial1"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2">This is a *.odt document.</text:p>
      <text:p text:style-name="P1"/>
      <text:p text:style-name="P1"><text:s/>Pellentesque mauris turpis, sodales sed sodales vitae, ornare vitae libero. Maecenas gravida, mauris adipiscing porta consectetur, dolor diam tempor purus, at ultrices orci ligula sed arcu. Integer libero magna, ullamcorper vel tempor non, posuere at eros. Praesent vel tincidunt arcu. Sed in metus vel urna euismod ultricies.</text:p>
      <text:p text:style-name="P1">Proin sagittis malesuada libero, vitae blandit quam hendrerit ac. Fusce semper magna bibendum orci auctor sed fermentum orci tempus. Quisque gravida tempus bibendum. Integer ac mi in diam vulputate porta quis dictum magna. Aenean laoreet fringilla commodo. Donec blandit vestibulum aliquet. Donec fringilla, odio in pellentesque volutpat, tellus leo euismod magna, vitae malesuada erat augue vitae eros.</text:p>
      <text:p text:style-name="P1">Aliquam diam sem, sagittis fringilla blandit eu, elementum quis quam. Fusce vel nisi est, et tincidunt neque. Nunc gravida gravida ante, at vulputate nisi venenatis quis. Cras tincidunt sem id leo posuere sed ultricies risus scelerisque. Suspendisse eleifend dolor lacinia sapien varius ullamcorper. Nulla purus est, hendrerit nec adipiscing in, egestas eu velit. Nulla adipiscing diam a quam mattis suscipit. Sed non est orci. Nulla blandit orci sit amet lectus posuere nec viverra justo dapibus. Vivamus auctor sapien ut sem venenatis vitae suscipit ante ornare. Fusce in nulla vitae velit vestibulum aliquet vel non diam. Vestibulum enim elit, placerat vitae mollis id, tincidunt id leo. Aenean a ante a arcu elementum venenatis. In quis suscipit erat. Pellentesque habitant morbi tristique senectus et netus et malesuada fames ac turpis egestas.</text:p>
      <text:p text:style-name="P1">Curabitur viverra iaculis nunc, eget fringilla dui congue ut. Morbi gravida condimentum vehicula. Vivamus eu sem at ante cursus rhoncus. Suspendisse potenti. Integer id neque vulputate erat molestie sagittis. Vivamus nulla tellus, fringilla in accumsan in, venenatis ut sapien. Cum sociis natoque penatibus et magnis dis parturient montes, nascetur ridiculus mus. Ut adipiscing viverra posuere.</text:p>
      <text:p text:style-name="P1"><text:soft-page-break/>In fermentum imperdiet nibh sed lacinia. Praesent nisl mauris, ornare nec bibendum eget, suscipit sed est. Proin risus odio, dignissim quis aliquam nec, pellentesque in lacus. Ut suscipit venenatis fringilla. Aliquam erat volutpat. Phasellus molestie magna vel justo condimentum placerat. Curabitur ut lectus vel sapien interdum cursus.</text:p>
      <text:p text:style-name="P1">Morbi enim nulla, scelerisque vel sollicitudin id, venenatis id ante. Cum sociis natoque penatibus et magnis dis parturient montes, nascetur ridiculus mus. Integer eu sapien ipsum, scelerisque consectetur tellus. Praesent aliquet, mi vitae mattis malesuada, lectus eros sollicitudin eros, ac sodales ligula enim cursus lacus. Praesent euismod metus convallis libero suscipit interdum. Curabitur blandit sem et eros mollis rutrum. Morbi pulvinar lorem id erat convallis bibendum. Vestibulum nec orci justo, vel consequat ante. Donec a nunc risus.</text:p>
      <text:p text:style-name="P1">Lorem ipsum dolor sit amet, consectetur adipiscing elit. Vestibulum congue, metus nec porta congue, quam dui dapibus neque, sed porttitor ligula dolor in tortor. Phasellus tincidunt dolor non elit cursus consequat. Aliquam a elit eget sem vestibulum viverra. Nam egestas, nibh sit amet porta lacinia, risus diam mollis sapien, sit amet gravida nulla velit quis orci. Praesent fringilla convallis quam, ac commodo lacus laoreet id. Sed quis vehicula tortor. Sed interdum sollicitudin massa, sit amet accumsan sapien sagittis ac. Quisque est dui, tincidunt ac feugiat quis, congue a ipsum. Aliquam lacinia congue dui, sed egestas dui fermentum ac. Aenean in nulla ipsum, vitae volutpat metus. Curabitur ultricies mattis varius. Donec nec leo non magna fringilla elementum. Sed convallis felis ut massa convallis ut ultricies dolor rhoncus. Suspendisse bibendum lacus at orci tincidunt sed viverra nibh malesuada. Mauris a ultrices ante.</text:p>
      <text:p text:style-name="P1">Sed consectetur arcu sit amet elit placerat adipiscing. Etiam rhoncus condimentum augue, eu consectetur dui cursus sit amet. Cras lacus urna, venenatis eu tempor non, interdum nec tellus. Donec at erat erat. Aliquam dapibus nisl nec sapien euismod nec pellentesque quam venenatis. Sed enim purus, rhoncus sed mattis a, pharetra eget lectus. Nam laoreet, dolor hendrerit condimentum ornare, nisl dolor feugiat arcu, semper rutrum urna orci sed metus. Cras rhoncus magna et augue vehicula et pellentesque magna elementum. Nulla adipiscing, purus eu dictum bibendum, nibh turpis lacinia felis, nec pellentesque enim neque sed elit. Vestibulum sit amet dui dui. Integer ut dui erat, in mattis nibh. Nulla ac tortor felis, quis blandit ligula. Phasellus sapien lacus, vehicula at commodo sit amet, aliquam sed erat. Cras non auctor metus. Aenean sodales ornare urna, eu dapibus sem sagittis at.</text:p>
      <text:p text:style-name="P1">Vivamus iaculis sollicitudin sodales. Vestibulum velit ante, aliquet ut fringilla sed, lobortis ut metus. Etiam nec lorem sed magna mattis sodales. Maecenas molestie, neque quis dictum rutrum, dolor turpis adipiscing lectus, eget mollis orci augue in quam. Donec hendrerit, ligula eget vestibulum fringilla, augue odio posuere mi, imperdiet posuere mi nisl non mi. Vestibulum dapibus, elit bibendum facilisis dictum, magna erat mollis tellus, ac condimentum mauris est non risus. Curabitur et felis lacus. Suspendisse vel orci et arcu tincidunt convallis. Nulla facilisi. Integer malesuada molestie est sit amet tempus. Nulla pretium imperdiet enim, quis mollis elit mattis nec. In non nunc in libero pharetra commodo. Duis ultricies ornare dui, sed convallis lorem vehicula id. Sed mi tortor, euismod quis rutrum et, commodo ut est. Suspendisse eu turpis eros. Morbi urna nisi, lobortis at lobortis ac, blandit ac orci.</text:p>
      <text:p text:style-name="P1">Suspendisse potenti. Donec tempor sollicitudin metus vel tincidunt. Morbi ac dui id justo viverra porttitor id at tellus. Vestibulum ante ipsum primis in faucibus orci luctus et ultrices posuere cubilia Curae; Cras pellentesque justo sed nunc pellentesque vel placerat nisl tempor. Morbi quis ante dui. Vestibulum in fringilla nisi. Maecenas bibendum accumsan lorem quis hendrerit. Nulla porttitor fermentum enim, nec placerat enim iaculis sed. Nam non sagittis ligula.</text:p>
      <text:p text:style-name="P1">Proin ut nulla libero. Donec placerat condimentum velit, eget pretium nibh rutrum id. Sed ac faucibus lectus. Morbi nec leo ante. Quisque commodo, felis non placerat mattis, ante libero euismod enim, sit amet ultricies mauris elit eget nulla. Lorem ipsum dolor sit amet, consectetur adipiscing elit. Suspendisse potenti. Sed sollicitudin tincidunt diam. Donec molestie malesuada fermentum. Etiam arcu augue, vulputate fermentum molestie at, consequat quis massa. Maecenas luctus aliquam dui, in congue mauris aliquam ut. Pellentesque habitant morbi tristique senectus et netus et malesuada fames ac turpis egestas. Aenean nisi risus, laoreet vitae elementum ut, venenatis non lorem. In hac habitasse platea dictumst. Sed nec arcu dolor. Aliquam a sagittis neque.</text:p>
      <text:p text:style-name="P1">Aenean augue turpis, lacinia et elementum vitae, bibendum eu libero. Vivamus nec viverra risus. Lorem ipsum dolor sit amet, consectetur adipiscing elit. Aenean at nisl quis sapien gravida viverra. Cras tempor laoreet tortor quis consectetur. In non libero enim, sit amet molestie tortor. Nullam malesuada sollicitudin erat non tempus. Fusce eget convallis arcu. In molestie pharetra tortor. Duis luctus facilisis urna nec adipiscing. Vivamus vel nisl eu magna porttitor placerat. Nullam nisi justo, ultricies ut mollis ut, eleifend a urna. Nunc eu enim non nunc luctus tempus vitae vitae metus. Aliquam commodo rutrum urna eget dapibus. Vestibulum egestas, diam in luctus volutpat, sem nisl mattis velit, eget sollicitudin ipsum sapien vel eros. Fusce vitae turpis blandit ipsum aliquam posuere.</text:p>
      <text:p text:style-name="P1">Nullam nunc libero, dictum ullamcorper vehicula nec, aliquet eget dui. Duis vel rutrum mi. Quisque malesuada, turpis a scelerisque pharetra, dui sapien condimentum quam, sed laoreet eros urna vel ligula. Phasellus eleifend justo at magna egestas mattis. Etiam a augue ligula. Maecenas nibh orci, tincidunt a luctus ac, pharetra sed libero. Etiam sed mi lectus.</text:p>
      <text:p text:style-name="P1">Duis vehicula mi vel lectus consectetur pretium. Fusce lacinia metus nec erat viverra vitae sagittis ipsum bibendum. In et mauris sit amet nunc euismod egestas vitae sed nisl. Sed ultricies enim sed lectus gravida consequat. Pellentesque habitant morbi tristique senectus et netus et malesuada fames ac turpis egestas. Nunc in libero eget turpis interdum molestie. Quisque ligula est, egestas eu dignissim et, interdum in risus. Sed eget sapien augue. Etiam aliquam mauris in velit dapibus interdum faucibus sapien pretium. Suspendisse elit magna, consequat eget consectetur a, condimentum nec felis.</text:p>
      <text:p text:style-name="P1"><text:soft-page-break/>Etiam laoreet urna non tellus posuere tempor. Quisque at ligula metus, a pretium enim. Mauris commodo, eros nec sollicitudin luctus, quam est mattis mi, sit amet dictum risus nunc quis nibh. Sed consectetur ligula sed dui placerat malesuada. In auctor porttitor metus, vitae iaculis nibh consectetur non. Praesent tempus congue ultricies. Nam luctus lacus ut nisl placerat at vestibulum nulla lacinia. Phasellus vel augue quam. Nam sollicitudin accumsan odio nec cursus. In hac habitasse platea dictumst. Aliquam at erat at nibh interdum posuere blandit nec ligula. Vestibulum ante ipsum primis in faucibus orci luctus et ultrices posuere cubilia Curae; Curabitur eget adipiscing nisi. Mauris suscipit quam in mi commodo interdum sed vitae eros. Cras aliquam est ac massa vestibulum gravida. Fusce suscipit dui quis sem placerat feugiat.</text:p>
      <text:p text:style-name="P1">Duis placerat auctor dui, consequat blandit lacus pretium vel. Sed viverra dolor vel metus consectetur vitae suscipit ligula hendrerit. Sed venenatis lacus vel urna egestas fringilla. Cras magna purus, posuere venenatis sagittis eget, faucibus sed orci. Donec mollis porta nisl, eget dapibus mauris vulputate non. Nulla elementum convallis malesuada. Lorem ipsum dolor sit amet, consectetur adipiscing elit. Nam semper nulla eget tortor tincidunt interdum. Phasellus a placerat quam. Nunc leo quam, iaculis ultricies rutrum eget, tempus quis eros. Aenean turpis neque, interdum non vehicula eget, luctus mollis lacus.</text:p>
      <text:p text:style-name="P1">Nunc faucibus aliquet metus vitae aliquet. Aenean molestie ullamcorper sem sit amet tincidunt. Fusce tempus suscipit turpis, at tristique orci tristique fringilla. In at ante vel elit imperdiet pretium accumsan a purus. Donec lectus nulla, dignissim pharetra pretium nec, porta a eros. In sed velit eget risus rhoncus porttitor a ac nunc. Sed ut erat nisl, eu rutrum turpis. Integer in metus in ante fringilla tempus sit amet sit amet dui. In mollis tellus ac arcu mollis condimentum.</text:p>
      <text:p text:style-name="P1">Morbi sit amet eros sollicitudin mi elementum cursus. Nunc et diam dolor. Nulla interdum augue quis purus congue sed congue augue lacinia. Mauris nec faucibus sapien. Mauris eleifend metus sit amet odio condimentum vestibulum. Curabitur vel nisi neque. Nunc sed purus sapien. Nullam ipsum mauris, ultricies quis mollis volutpat, congue quis tellus. Nunc sit amet nisl eget lorem placerat ullamcorper.</text:p>
      <text:p text:style-name="P1">Vestibulum posuere metus a mauris laoreet eu accumsan nulla ultrices. Cum sociis natoque penatibus et magnis dis parturient montes, nascetur ridiculus mus. Quisque cursus accumsan tellus, sit amet euismod odio laoreet a. Fusce felis libero, imperdiet a accumsan sed, adipiscing in lorem. Pellentesque tristique aliquam ipsum non rutrum. Lorem ipsum dolor sit amet, consectetur adipiscing elit. Aenean lacus orci, rhoncus nec suscipit interdum, rutrum ac nibh. Nam malesuada, magna eget viverra pharetra, metus sem fringilla sem, sed luctus mi felis in felis. Etiam sed tincidunt velit. Ut nec risus felis. Sed eleifend sagittis sapien, in ornare ligula porta in. Fusce sed lacus quis purus pellentesque euismod. Praesent malesuada massa ut nisl imperdiet tempor ac vitae purus. Aenean vestibulum, est non imperdiet accumsan, magna mi tempus tellus, nec eleifend augue orci id ipsum. Vestibulum tempor hendrerit enim, eu volutpat velit posuere nec.</text:p>
      <text:p text:style-name="P1">Nam gravida erat nec massa hendrerit porta. Sed hendrerit nunc ac neque faucibus et bibendum massa mollis. Pellentesque habitant morbi tristique senectus et netus et malesuada fames ac turpis egestas. Maecenas turpis justo, vehicula id ultricies vel, fringilla ac augue. Ut leo sapien, tristique non lacinia convallis, mattis aliquet mauris. Proin lobortis orci et justo volutpat non gravida metus elementum. Aenean quam arcu, dignissim in interdum at, congue nec orci. Integer egestas magna et nisi venenatis sit amet pretium tortor pellentesque. Phasellus lorem lorem, interdum a tincidunt vel, vehicula quis lorem. Nam eleifend nunc nec tortor tincidunt tempor. Integer tortor velit, consectetur at aliquet eu, varius ut justo. Aliquam et orci et tortor lobortis pulvinar. Vestibulum ante ipsum primis in faucibus orci luctus et ultrices posuere cubilia Curae; Praesent scelerisque consectetur tortor, ut blandit nulla malesuada nec.</text:p>
      <text:p text:style-name="P1">Mauris molestie aliquet ligula a cursus. Quisque facilisis egestas enim id congue. Aenean eu lacus turpis. Etiam non est nisi, id ultrices sapien. Mauris facilisis fringilla est, sed pretium metus mattis sed. Aenean porttitor lorem at enim placerat ac convallis tellus rutrum. Maecenas quis urna in quam feugiat sagittis. Donec pulvinar erat nec nisi porttitor mattis. Phasellus eu libero sed ante elementum faucibus sed in massa. Ut consectetur accumsan venenatis. Duis condimentum rutrum euismod. Mauris congue risus quis urna elementum mattis. Ut posuere tempor eros nec rhoncus. Phasellus justo mi, tristique id viverra eu, viverra at erat. Nam molestie dolor eget lacus vestibulum vitae bibendum tortor pulvinar. Aenean odio lectus, tempus eu feugiat et, pretium sed enim.</text:p>
      <text:p text:style-name="P1">In a odio quam, non laoreet nibh. Aliquam rhoncus tincidunt euismod. Pellentesque nec neque leo. Nam fringilla vestibulum nibh, quis consectetur lectus aliquam sit amet. Cras eget rutrum odio. Fusce a tellus est. Integer sed lacus id urna malesuada blandit eget non velit. Morbi euismod sapien quis eros adipiscing consequat.</text:p>
      <text:p text:style-name="P1">Fusce euismod imperdiet euismod. Cum sociis natoque penatibus et magnis dis parturient montes, nascetur ridiculus mus. Integer id accumsan sem. Integer porta tempus ligula ut dignissim. Etiam dui orci, fringilla sit amet fermentum sed, vehicula ultricies risus. Morbi eleifend commodo viverra. Cras id dolor a tortor accumsan blandit.</text:p>
      <text:p text:style-name="P1">Etiam vulputate imperdiet leo, quis ultricies neque sodales et. Ut vitae nisi sed urna auctor commodo at et eros. Curabitur vestibulum fringilla quam, at vestibulum nisl volutpat volutpat. Pellentesque diam dui, consectetur in dapibus tristique, semper nec orci. Mauris mattis metus in est tincidunt vulputate. Pellentesque porta velit ac quam convallis tristique. Aliquam leo nisl, facilisis in vulputate ac, auctor quis dui. Nullam luctus turpis eget lorem feugiat ullamcorper. Quisque luctus sodales nisi, ut mollis enim tristique sit amet. Pellentesque venenatis placerat dui, nec condimentum eros dignissim et. Maecenas consectetur blandit nisl nec pulvinar. Morbi turpis quam, luctus sit amet posuere id, tempus sit amet ante. Ut eleifend dapibus dui, sit amet aliquam est lobortis non.</text:p>
      <text:p text:style-name="P1">Nunc volutpat consequat metus, iaculis pellentesque leo eleifend vitae. Morbi dictum, felis sit amet posuere eleifend, tellus turpis faucibus velit, consequat dapibus elit felis vel est. Nullam ullamcorper, sem nec accumsan volutpat, arcu urna blandit lectus, sit amet <text:soft-page-break/>molestie lectus nisl eget massa. Morbi lobortis ligula eu ligula ultrices eu tincidunt tellus gravida. Mauris volutpat blandit interdum. Nullam malesuada eros ut diam lobortis a accumsan dui ullamcorper. Donec eget pharetra sem. Aenean vitae turpis leo. Pellentesque facilisis placerat lorem, in rhoncus neque molestie sit amet. Curabitur fermentum arcu vitae nisl ultrices tincidunt. Quisque laoreet blandit pulvinar.</text:p>
      <text:p text:style-name="P1">Praesent neque ligula, consectetur eu viverra vel, gravida vel enim. Donec sodales venenatis egestas. Aliquam eget sem non velit dictum consequat. Proin vel urna neque, non vestibulum dolor. Aenean sed vestibulum magna. Suspendisse non arcu vitae magna dictum facilisis eu sit amet augue. Fusce facilisis ullamcorper odio, nec pellentesque tortor ornare in.</text:p>
      <text:p text:style-name="P1">Pellentesque eu urna sit amet felis semper feugiat. Integer turpis odio, consectetur vitae facilisis adipiscing, consequat nec nisl. Duis tincidunt nulla non elit commodo ullamcorper varius elit semper. Suspendisse mi tellus, pharetra eu laoreet id, vulputate quis lacus. Integer odio est, consectetur et venenatis vitae, eleifend sed erat. Sed ornare, urna ac facilisis placerat, tortor lorem egestas neque, id gravida massa ipsum adipiscing elit. Quisque laoreet molestie faucibus. Mauris sit amet ipsum ut sapien malesuada tempus. Donec a accumsan elit. Etiam tellus ipsum, blandit quis commodo pretium, vulputate sit amet mauris. Sed rhoncus semper ipsum. Cum sociis natoque penatibus et magnis dis parturient montes, nascetur ridiculus mus. Vivamus scelerisque, magna sed pharetra vehicula, nibh leo euismod orci, vitae vulputate lacus ante et tortor. Sed vitae tortor sapien.</text:p>
      <text:p text:style-name="P1">Pellentesque nec risus dolor. Nulla varius, eros quis cursus aliquet, ante velit fringilla nisl, eu vulputate dui purus vitae arcu. Nam non mauris erat, at dapibus libero. Aliquam cursus enim non velit tristique egestas. Phasellus sit amet nibh non mi facilisis rhoncus. Aliquam erat volutpat. Cras nisl metus, fringilla sed rutrum at, sagittis vel nisi. Nullam vulputate, risus ac pharetra viverra, lectus nunc elementum magna, a facilisis diam purus ut felis. Fusce nec nunc augue. Mauris molestie enim vitae augue hendrerit vestibulum. Fusce tincidunt suscipit purus. Vestibulum ante ipsum primis in faucibus orci luctus et ultrices posuere cubilia Curae; In non erat nunc.</text:p>
      <text:p text:style-name="P1">Nunc consequat purus vehicula enim lacinia ac ultrices justo congue. Donec dapibus laoreet augue, a dapibus mauris accumsan a. Duis ac diam leo, et condimentum mauris. Vestibulum ante ipsum primis in faucibus orci luctus et ultrices posuere cubilia Curae; Etiam adipiscing mollis velit, id auctor tortor viverra non. Integer libero purus, auctor sed pulvinar quis, posuere non justo. Lorem ipsum dolor sit amet, consectetur adipiscing elit. Nam id luctus tellus. Cras placerat auctor nibh, eget porta justo bibendum et. Etiam interdum nibh mi. Maecenas eu mi vitae arcu sodales faucibus. Integer ullamcorper ipsum purus, id laoreet ligula. Duis luctus consectetur dictum. Donec non metus augue. Donec semper magna sit amet libero suscipit aliquet. Nulla vitae magna sed augue congue varius eget id dui.</text:p>
      <text:p text:style-name="P1">Vestibulum ante ipsum primis in faucibus orci luctus et ultrices posuere cubilia Curae; Morbi et risus quis leo consequat dapibus. Sed aliquet sem quis neque laoreet euismod. Quisque volutpat tincidunt nunc eget bibendum. Aenean faucibus, dolor id vehicula porttitor, enim nisi sagittis nisl, vitae tincidunt justo tortor vitae leo. Nam dolor est, tincidunt eget aliquet ac, hendrerit vel quam. Curabitur euismod nibh egestas orci hendrerit dapibus. Sed non arcu nec nulla iaculis molestie. Quisque tempus lobortis mattis. Nullam vehicula quam sit amet ipsum tempor sodales.</text:p>
      <text:p text:style-name="P1">Sed posuere, turpis vel consequat cursus, nisl tellus vehicula ipsum, eu tempus ipsum lorem vitae ligula. Vestibulum nec purus a tellus rutrum rhoncus. Aenean egestas orci ac elit malesuada gravida. Etiam lacinia feugiat lorem eu pellentesque. Mauris nunc sem, elementum sit amet tincidunt vitae, commodo nec odio. Nunc id elit ac justo porttitor facilisis ac non quam. Suspendisse posuere suscipit risus sed ullamcorper. Praesent quis enim tortor. Aliquam erat volutpat. Integer consectetur iaculis interdum. Aenean iaculis euismod diam, id ullamcorper urna aliquet eget. Ut adipiscing ante eget est tincidunt luctus. Suspendisse dictum venenatis consequat. Nulla nec sem non magna sollicitudin venenatis.</text:p>
      <text:p text:style-name="P1">Maecenas tristique lorem ut purus viverra at lacinia nisi porta. Maecenas porta, orci at laoreet feugiat, orci nisi dignissim sem, sed lobortis lacus elit vitae odio. Integer eget erat eu magna ornare convallis a nec nulla. Quisque varius bibendum lacus, porta eleifend nibh blandit eget. Nam iaculis faucibus sapien et aliquam. Lorem ipsum dolor sit amet, consectetur adipiscing elit. Integer sit amet consectetur sapien. Duis varius erat tortor, non varius tortor.</text:p>
      <text:p text:style-name="P1">Curabitur pharetra bibendum magna semper porttitor. Integer lorem felis, auctor lacinia ullamcorper in, tristique mattis nunc. Ut a neque congue metus egestas auctor. Ut vitae diam tortor, quis aliquam felis. Cras malesuada fringilla tellus, quis convallis elit posuere in. Suspendisse consequat sodales fringilla. Vivamus quis metus et diam commodo ullamcorper. Donec dictum ligula eget justo aliquet in ultricies nisl commodo.</text:p>
      <text:p text:style-name="P1">Nullam tincidunt accumsan massa ut pulvinar. Suspendisse tortor elit, adipiscing quis pellentesque vitae, porttitor ac lorem. Sed eu mollis massa. Nulla ornare imperdiet dolor, in placerat dolor ornare ut. Sed condimentum sollicitudin dui a facilisis. Integer nec lectus a diam laoreet imperdiet. Curabitur a lectus et tortor molestie egestas sit amet sed felis. Suspendisse non risus at massa cursus luctus lacinia in dui. Proin ac ante facilisis ipsum bibendum porta et vestibulum nisl. Mauris in ullamcorper nisi. Suspendisse libero arcu, semper at tempor aliquam, scelerisque pulvinar nulla.</text:p>
      <text:p text:style-name="P1">Etiam nisi tellus, blandit eget elementum ac, mattis ac neque. Aenean a lacus dolor. Praesent consectetur tristique eleifend. Morbi molestie quam lectus, eget aliquet lectus. Donec facilisis congue ornare. Duis lacinia tristique diam, et pretium quam gravida vel. Vestibulum tincidunt auctor neque, id gravida tortor pharetra sit amet. Etiam erat augue, rhoncus ac ultrices non, eleifend quis ipsum. Praesent ante lorem, adipiscing ac aliquet in, accumsan quis est. Maecenas volutpat sodales magna in tincidunt.</text:p>
      <text:p text:style-name="P1"><text:soft-page-break/>Etiam congue, metus id porttitor dictum, sem mauris tincidunt enim, non scelerisque nulla tellus nec tortor. Nullam consectetur lectus quis magna porttitor id tempus felis sagittis. Nullam pretium congue turpis et ultrices. Aliquam vehicula, nibh ac interdum gravida, erat justo eleifend orci, ut consequat massa libero at sapien. Donec non elit sem. Ut vel est diam, eu tempor quam. Pellentesque ut lacus nunc. Praesent in diam ut risus tempus scelerisque nec in turpis. Proin vitae augue tortor. Nullam scelerisque erat et diam vehicula ut consectetur erat suscipit.</text:p>
      <text:p text:style-name="P1">Aliquam eget purus nec elit laoreet mattis. Maecenas semper venenatis egestas. Donec consequat massa at purus iaculis tempor. Nam quis nisl arcu, et congue sem. Sed sed ligula vel odio pellentesque tincidunt. Vestibulum ante ipsum primis in faucibus orci luctus et ultrices posuere cubilia Curae; Aenean ante orci, volutpat ac tristique in, accumsan sollicitudin sapien. Sed vel ipsum vitae nisi sollicitudin aliquam. Vestibulum sagittis pulvinar nunc, non tincidunt sapien mollis lacinia.</text:p>
      <text:p text:style-name="P1">Cum sociis natoque penatibus et magnis dis parturient montes, nascetur ridiculus mus. In semper convallis eros, faucibus rutrum nisi adipiscing a. Curabitur egestas sodales vulputate. Duis consectetur rutrum risus. Ut sagittis libero a dolor congue mattis. Aliquam et gravida tortor. Mauris imperdiet lacinia arcu, at sagittis diam feugiat ut. Donec ut lacus sed orci sollicitudin dapibus vel sit amet mauris. Aliquam placerat urna a arcu sagittis bibendum. Vivamus ac ante risus. Aliquam non sem at augue dictum tincidunt vel id magna. Duis id justo ut tortor mattis condimentum. Fusce nec vehicula sem. Integer non est eros. Vestibulum feugiat luctus nulla, nec fermentum diam fringilla in. Sed facilisis neque a elit luctus non commodo dui posuere.</text:p>
      <text:p text:style-name="P1">Duis vitae eros lorem. Suspendisse potenti. Maecenas in lorem nisi, eu consectetur arcu. Fusce sed mattis purus. Curabitur eu augue sit amet nisl feugiat rutrum nec et metus. Nullam gravida tristique interdum. Phasellus est lectus, consequat id luctus sit amet, consequat ac diam. Sed vehicula, nisl quis fringilla aliquam, ipsum nibh laoreet leo, sit amet tempus felis nisl quis augue. Nullam sit amet libero id nibh sagittis ornare. Vestibulum sem mauris, commodo eu lacinia eu, vulputate et ligula. Nulla facilisi. Ut cursus quam ultricies orci viverra iaculis. Pellentesque ultrices dictum velit sagittis mattis. Fusce pellentesque varius egestas.</text:p>
      <text:p text:style-name="P1">Phasellus vitae tortor sit amet tortor scelerisque interdum. Nunc consequat purus sit amet velit malesuada viverra. In varius semper metus, eu posuere mi sollicitudin et. Nunc non nibh metus. Proin commodo leo in nisl dapibus ut ornare eros gravida. Phasellus dui neque, venenatis ac aliquam tempor, ullamcorper tempor nisl. Maecenas nec nisi nulla, sit amet fringilla lorem.</text:p>
      <text:p text:style-name="P1">Vestibulum vitae commodo turpis. In mi orci, tincidunt ut vestibulum nec, mollis fermentum nulla. Sed nec tempus nibh. Morbi eu augue in sapien malesuada euismod. Curabitur auctor vulputate laoreet. In sit amet est eu mi rhoncus ultricies eu facilisis sapien. Vestibulum ultrices, est non tincidunt pulvinar, quam est tristique tellus, ac egestas dolor orci at nisi. Morbi consectetur ante at libero condimentum vitae faucibus lectus sodales. Cras sit amet odio magna. Aenean molestie aliquet porta. Nunc est purus, rutrum ut malesuada ut, porta in velit. Mauris leo est, tincidunt non semper id, condimentum vel lectus. Morbi ut mi velit. Pellentesque viverra vehicula sagittis.</text:p>
      <text:p text:style-name="P1">Duis eget tortor ac nibh lacinia semper. Etiam nec mauris ut dolor congue semper sed aliquet urna. Cras et convallis lacus. Mauris at pellentesque nunc. Mauris lorem sapien, eleifend nec luctus id, sollicitudin nec quam. Etiam eu ultricies neque. Curabitur hendrerit eros et ante sollicitudin blandit. Sed eu felis orci, id adipiscing nibh. Aliquam in justo est, quis tristique erat. Suspendisse posuere eleifend lorem vel vehicula. Nunc commodo, sapien nec sodales molestie, felis nibh malesuada lectus, ut consectetur dui arcu eget elit. Quisque in fermentum magna. Quisque nec lacinia est. Aliquam erat volutpat. Suspendisse malesuada massa sit amet eros adipiscing suscipit ac vel dolor.</text:p>
      <text:p text:style-name="P1">Phasellus ipsum arcu, sodales id congue vitae, luctus non augue. Nam magna justo, rhoncus vel volutpat vel, sodales vitae odio. Quisque dignissim ultricies condimentum. Maecenas iaculis diam vitae velit vulputate in lacinia dolor adipiscing. Maecenas eu libero ac velit porttitor accumsan a non ante. Nullam rutrum imperdiet augue vel imperdiet. Aliquam dignissim lectus sed nulla fringilla ac tincidunt metus tincidunt.</text:p>
      <text:p text:style-name="P1">Nam vitae tellus at est cursus ultricies eget in metus. Quisque sollicitudin mauris in diam hendrerit sit amet bibendum ligula tempus. Curabitur velit orci, scelerisque vitae elementum et, venenatis eu augue. Integer id orci odio. Cum sociis natoque penatibus et magnis dis parturient montes, nascetur ridiculus mus. Sed sapien nibh, mattis ac pharetra euismod, volutpat vitae nunc. Nullam vel eros odio. Suspendisse sodales elementum mauris in pulvinar. Vestibulum orci turpis, consectetur vel sodales at, accumsan nec enim. Nam neque orci, placerat in cursus vitae, sodales at augue. Fusce egestas diam quis purus ultricies at tempor augue convallis. Sed pharetra, arcu vel dictum volutpat, ipsum ante feugiat risus, at pharetra libero magna et turpis. Duis tempus pretium nibh, et cursus massa viverra quis. Aliquam gravida imperdiet velit quis commodo.</text:p>
      <text:p text:style-name="P1">Donec in nibh massa, ut dictum purus. In hac habitasse platea dictumst. Donec viverra sollicitudin velit sit amet eleifend. Maecenas sit amet purus non quam feugiat hendrerit. Integer commodo eleifend urna eget interdum. Vestibulum et velit at ligula consectetur ornare dictum sit amet augue. Aenean semper, eros ut lacinia semper, nisi purus molestie nisi, id placerat velit tortor vitae est. Integer hendrerit faucibus orci quis ullamcorper.</text:p>
      <text:p text:style-name="P3"><text:span text:style-name="T1">Nulla ac ligula elit, ac cursus odio. Fusce eleifend condimentum libero, sit amet pretium nunc rutrum id. Cum sociis natoque penatibus et magnis dis parturient montes, nascetur ridiculus mus. Pellentesque dictum ornare velit, at condimentum turpis vestibulum quis. In feugiat nunc quis eros ultricies consectetur. Quisque eget dui orci, eget accumsan leo. Aenean sodales ultrices orci eget volutpat. Pellentesque ut justo eu ligula ultrices imperdiet. Duis euismod pellentesque nisl, a aliquet augue fringilla 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16:22:55.33</meta:creation-date>
    <dc:date>2012-05-09T16:30:39.30</dc:date>
    <meta:editing-duration>PT2M19S</meta:editing-duration>
    <meta:editing-cycles>6</meta:editing-cycles>
    <meta:generator>LibreOffice/3.5$Windows_x86 LibreOffice_project/dc9775d-05ecbee-0851ad3-1586698-727bf66</meta:generator>
    <meta:document-statistic meta:table-count="0" meta:image-count="0" meta:object-count="0" meta:page-count="5" meta:paragraph-count="66" meta:word-count="4272" meta:character-count="28652" meta:non-whitespace-character-count="24445"/>
  </office:meta>
</office:document-meta>
</file>